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9903in" table:align="margins"/>
    </style:style>
    <style:style style:name="Table1.A" style:family="table-column">
      <style:table-column-properties style:column-width="4.9951in" style:rel-column-width="32767*"/>
    </style:style>
    <style:style style:name="Table1.B" style:family="table-column">
      <style:table-column-properties style:column-width="4.9951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 out<text:line-break/>lobby insufficient, what else?</text:p>
      <text:p text:style-name="Standard">Small stuff, bank actions</text:p>
      <text:p text:style-name="Standard">up the ante on rallies, taking the cap, chanting...</text:p>
      <text:p text:style-name="Standard"/>
      <text:p text:style-name="Standard">week of action, spending the night, arrests. <text:s/>What next?</text:p>
      <text:p text:style-name="Standard"/>
      <text:p text:style-name="Standard">1 week is not enough</text:p>
      <text:p text:style-name="Standard"/>
      <text:p text:style-name="Standard">how to push envelope on escalation.</text:p>
      <text:p text:style-name="Standard"/>
      <text:p text:style-name="Standard">Rolled by the legislature, though media seemed to have heard the efforts as the frame chnaged a bit from tax increases, </text:p>
      <text:p text:style-name="Standard"/>
      <text:p text:style-name="Standard">actions within districts (out of seattle, for example) to demonstrate that people in other districts may actually have a lot in common (and not just found in seattle)</text:p>
      <text:p text:style-name="Standard"/>
      <text:p text:style-name="Standard">concern of squandering the energy of ows</text:p>
      <text:p text:style-name="Standard"/>
      <text:p text:style-name="Standard"/>
      <text:p text:style-name="Standard"/>
      <text:p text:style-name="Standard">1 idea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nion's getting petitioned signed nation wide.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 the auctioning of foreclosures,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to do in oly<text:line-break/>tent city there</text:p>
            <text:p text:style-name="Table_20_Contents">prevent legislators from avoiding the peop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eff</text:p>
            <text:p text:style-name="Table_20_Contents">Wlsc goals</text:p>
            <text:p text:style-name="Table_20_Contents">revenue pack</text:p>
            <text:p text:style-name="Table_20_Contents">bond package like wp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obby stern</text:p>
            <text:p text:style-name="Table_20_Contents"/>
            <text:p text:style-name="Table_20_Contents">Voters voted for difficulty in raising taxes, which makes it hard to take 99% message very far</text:p>
            <text:p text:style-name="Table_20_Contents"/>
            <text:p text:style-name="Table_20_Contents">narrative politicla and economic democracy and pinning the problem to wall st.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Holt</meta:initial-creator>
    <meta:creation-date>2011-10-20T15:09:31.43</meta:creation-date>
    <dc:date>2011-10-22T01:25:27.35</dc:date>
    <dc:creator>Brian Holt</dc:creator>
    <meta:editing-duration>PT14M41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21" meta:word-count="162" meta:character-count="956"/>
  </office:meta>
</office:document-meta>
</file>